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bold" officeooo:rsid="001391e7" officeooo:paragraph-rsid="001b21f3" style:font-weight-asian="bold" style:font-weight-complex="bold"/>
    </style:style>
    <style:style style:name="P2" style:family="paragraph" style:parent-style-name="Standard">
      <style:text-properties fo:font-weight="bold" officeooo:rsid="0013a052" officeooo:paragraph-rsid="001391e7" style:font-weight-asian="bold" style:font-weight-complex="bold"/>
    </style:style>
    <style:style style:name="P3" style:family="paragraph" style:parent-style-name="Standard">
      <style:text-properties fo:font-weight="bold" officeooo:rsid="0013a052" officeooo:paragraph-rsid="001b21f3" style:font-weight-asian="bold" style:font-weight-complex="bold"/>
    </style:style>
    <style:style style:name="P4" style:family="paragraph" style:parent-style-name="Standard">
      <style:text-properties fo:font-weight="bold" officeooo:rsid="0013a052" officeooo:paragraph-rsid="0020d88a" style:font-weight-asian="bold" style:font-weight-complex="bold"/>
    </style:style>
    <style:style style:name="P5" style:family="paragraph" style:parent-style-name="Standard">
      <style:text-properties fo:font-weight="bold" officeooo:rsid="001b21f3" officeooo:paragraph-rsid="001b21f3" style:font-weight-asian="bold" style:font-weight-complex="bold"/>
    </style:style>
    <style:style style:name="P6" style:family="paragraph" style:parent-style-name="Standard">
      <style:text-properties fo:font-weight="bold" officeooo:rsid="001b21f3" officeooo:paragraph-rsid="001d48dc" style:font-weight-asian="bold" style:font-weight-complex="bold"/>
    </style:style>
    <style:style style:name="P7" style:family="paragraph" style:parent-style-name="Standard">
      <style:text-properties fo:font-weight="bold" officeooo:rsid="0020d88a" officeooo:paragraph-rsid="0020d88a" style:font-weight-asian="bold" style:font-weight-complex="bold"/>
    </style:style>
    <style:style style:name="P8" style:family="paragraph" style:parent-style-name="Standard">
      <style:text-properties fo:font-weight="bold" officeooo:rsid="00230d67" officeooo:paragraph-rsid="00230d67" style:font-weight-asian="bold" style:font-weight-complex="bold"/>
    </style:style>
    <style:style style:name="P9" style:family="paragraph" style:parent-style-name="Standard">
      <style:text-properties fo:font-weight="bold" officeooo:rsid="0025c2dd" officeooo:paragraph-rsid="0025c2dd" style:font-weight-asian="bold" style:font-weight-complex="bold"/>
    </style:style>
    <style:style style:name="P10" style:family="paragraph" style:parent-style-name="Standard">
      <style:text-properties fo:font-weight="bold" officeooo:rsid="0038b41c" officeooo:paragraph-rsid="0038b41c" style:font-weight-asian="bold" style:font-weight-complex="bold"/>
    </style:style>
    <style:style style:name="P11" style:family="paragraph" style:parent-style-name="Standard">
      <style:text-properties fo:font-weight="bold" officeooo:rsid="0038b41c" officeooo:paragraph-rsid="0038ca7c" style:font-weight-asian="bold" style:font-weight-complex="bold"/>
    </style:style>
    <style:style style:name="P12" style:family="paragraph" style:parent-style-name="Standard">
      <style:text-properties fo:font-weight="bold" officeooo:rsid="00141cbd" officeooo:paragraph-rsid="0020d88a" style:font-weight-asian="bold" style:font-weight-complex="bold"/>
    </style:style>
    <style:style style:name="P13" style:family="paragraph" style:parent-style-name="Standard">
      <style:text-properties fo:font-weight="bold" officeooo:rsid="00141cbd" officeooo:paragraph-rsid="001b21f3" style:font-weight-asian="bold" style:font-weight-complex="bold"/>
    </style:style>
    <style:style style:name="P14" style:family="paragraph" style:parent-style-name="Standard">
      <style:text-properties fo:font-weight="normal" officeooo:rsid="0012d4e9" officeooo:paragraph-rsid="0012d4e9" style:font-weight-asian="normal" style:font-weight-complex="normal"/>
    </style:style>
    <style:style style:name="P15" style:family="paragraph" style:parent-style-name="Standard">
      <style:text-properties fo:font-weight="normal" officeooo:rsid="0012d4e9" officeooo:paragraph-rsid="001b21f3" style:font-weight-asian="normal" style:font-weight-complex="normal"/>
    </style:style>
    <style:style style:name="P16" style:family="paragraph" style:parent-style-name="Standard">
      <style:text-properties fo:font-weight="normal" officeooo:rsid="001391e7" officeooo:paragraph-rsid="001b21f3" style:font-weight-asian="normal" style:font-weight-complex="normal"/>
    </style:style>
    <style:style style:name="P17" style:family="paragraph" style:parent-style-name="Standard">
      <style:text-properties fo:font-weight="normal" officeooo:rsid="001391e7" officeooo:paragraph-rsid="001f082a" style:font-weight-asian="normal" style:font-weight-complex="normal"/>
    </style:style>
    <style:style style:name="P18" style:family="paragraph" style:parent-style-name="Standard">
      <style:text-properties fo:font-weight="normal" officeooo:rsid="001391e7" officeooo:paragraph-rsid="00230d67" style:font-weight-asian="normal" style:font-weight-complex="normal"/>
    </style:style>
    <style:style style:name="P19" style:family="paragraph" style:parent-style-name="Standard">
      <style:text-properties fo:font-weight="normal" officeooo:rsid="001391e7" officeooo:paragraph-rsid="0025c2dd" style:font-weight-asian="normal" style:font-weight-complex="normal"/>
    </style:style>
    <style:style style:name="P20" style:family="paragraph" style:parent-style-name="Standard">
      <style:text-properties fo:font-weight="normal" officeooo:rsid="001b21f3" officeooo:paragraph-rsid="001b21f3" style:font-weight-asian="normal" style:font-weight-complex="normal"/>
    </style:style>
    <style:style style:name="P21" style:family="paragraph" style:parent-style-name="Standard">
      <style:text-properties fo:font-weight="normal" officeooo:rsid="00230d67" officeooo:paragraph-rsid="00230d67" style:font-weight-asian="normal" style:font-weight-complex="normal"/>
    </style:style>
    <style:style style:name="P22" style:family="paragraph" style:parent-style-name="Standard">
      <style:text-properties fo:font-weight="normal" officeooo:rsid="00277bc4" officeooo:paragraph-rsid="00277bc4" style:font-weight-asian="normal" style:font-weight-complex="normal"/>
    </style:style>
    <style:style style:name="P23" style:family="paragraph" style:parent-style-name="Standard">
      <style:text-properties officeooo:paragraph-rsid="001391e7"/>
    </style:style>
    <style:style style:name="P24" style:family="paragraph" style:parent-style-name="Standard">
      <style:paragraph-properties fo:break-before="page"/>
    </style:style>
    <style:style style:name="P25" style:family="paragraph" style:parent-style-name="Standard">
      <style:paragraph-properties fo:break-before="page"/>
      <style:text-properties fo:font-weight="bold" officeooo:rsid="001b21f3" officeooo:paragraph-rsid="001b21f3" style:font-weight-asian="bold" style:font-weight-complex="bold"/>
    </style:style>
    <style:style style:name="P26" style:family="paragraph" style:parent-style-name="Standard" style:list-style-name="L1">
      <style:text-properties fo:font-weight="normal" officeooo:rsid="0012d4e9" officeooo:paragraph-rsid="001b21f3" style:font-weight-asian="normal" style:font-weight-complex="normal"/>
    </style:style>
    <style:style style:name="P27" style:family="paragraph" style:parent-style-name="Standard" style:list-style-name="L1">
      <style:text-properties fo:font-weight="normal" officeooo:rsid="0012d4e9" officeooo:paragraph-rsid="0012d4e9" style:font-weight-asian="normal" style:font-weight-complex="normal"/>
    </style:style>
    <style:style style:name="P28" style:family="paragraph" style:parent-style-name="Standard">
      <style:text-properties fo:font-weight="normal" officeooo:rsid="00277bc4" officeooo:paragraph-rsid="003ec330" style:font-weight-asian="normal" style:font-weight-complex="normal"/>
    </style:style>
    <style:style style:name="P29" style:family="paragraph" style:parent-style-name="Standard">
      <style:text-properties fo:font-weight="normal" officeooo:rsid="00431f20" officeooo:paragraph-rsid="00431f20" style:font-weight-asian="normal" style:font-weight-complex="normal"/>
    </style:style>
    <style:style style:name="P30" style:family="paragraph" style:parent-style-name="Standard">
      <style:text-properties fo:font-weight="normal" officeooo:rsid="0049ffb0" officeooo:paragraph-rsid="0049ffb0" style:font-weight-asian="normal" style:font-weight-complex="normal"/>
    </style:style>
    <style:style style:name="P31" style:family="paragraph" style:parent-style-name="Standard">
      <style:text-properties fo:font-weight="bold" officeooo:rsid="001b21f3" officeooo:paragraph-rsid="001b21f3" style:font-weight-asian="bold" style:font-weight-complex="bold"/>
    </style:style>
    <style:style style:name="P32" style:family="paragraph" style:parent-style-name="Standard">
      <style:text-properties fo:font-weight="bold" officeooo:rsid="0036f925" officeooo:paragraph-rsid="003e79a2" style:font-weight-asian="bold" style:font-weight-complex="bold"/>
    </style:style>
    <style:style style:name="P33" style:family="paragraph" style:parent-style-name="Standard">
      <style:text-properties fo:font-weight="bold" officeooo:rsid="0041ef32" officeooo:paragraph-rsid="003e79a2" style:font-weight-asian="bold" style:font-weight-complex="bold"/>
    </style:style>
    <style:style style:name="P34" style:family="paragraph" style:parent-style-name="Standard">
      <style:text-properties fo:font-weight="bold" officeooo:rsid="0038b41c" officeooo:paragraph-rsid="0043b197" style:font-weight-asian="bold" style:font-weight-complex="bold"/>
    </style:style>
    <style:style style:name="P35" style:family="paragraph" style:parent-style-name="Standard">
      <style:text-properties fo:font-weight="bold" officeooo:rsid="0043b197" officeooo:paragraph-rsid="0043b197" style:font-weight-asian="bold" style:font-weight-complex="bold"/>
    </style:style>
    <style:style style:name="P36" style:family="paragraph" style:parent-style-name="Standard">
      <style:text-properties fo:font-weight="bold" officeooo:rsid="00230d67" officeooo:paragraph-rsid="0043b197" style:font-weight-asian="bold" style:font-weight-complex="bold"/>
    </style:style>
    <style:style style:name="P37" style:family="paragraph" style:parent-style-name="Standard">
      <style:text-properties fo:font-weight="bold" officeooo:rsid="0049ffb0" officeooo:paragraph-rsid="0049ffb0" style:font-weight-asian="bold" style:font-weight-complex="bold"/>
    </style:style>
    <style:style style:name="P38" style:family="paragraph" style:parent-style-name="Standard">
      <style:text-properties fo:font-weight="bold" officeooo:rsid="004bd016" officeooo:paragraph-rsid="004bd016"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normal" officeooo:rsid="00141cbd" style:font-weight-asian="normal" style:font-weight-complex="normal"/>
    </style:style>
    <style:style style:name="T3" style:family="text">
      <style:text-properties fo:font-weight="normal" officeooo:rsid="001391e7" style:font-weight-asian="normal" style:font-weight-complex="normal"/>
    </style:style>
    <style:style style:name="T4" style:family="text">
      <style:text-properties fo:font-weight="normal" officeooo:rsid="0013a052" style:font-weight-asian="normal" style:font-weight-complex="normal"/>
    </style:style>
    <style:style style:name="T5" style:family="text">
      <style:text-properties fo:font-weight="normal" officeooo:rsid="0016af64" style:font-weight-asian="normal" style:font-weight-complex="normal"/>
    </style:style>
    <style:style style:name="T6" style:family="text">
      <style:text-properties fo:font-weight="normal" officeooo:rsid="0018591d" style:font-weight-asian="normal" style:font-weight-complex="normal"/>
    </style:style>
    <style:style style:name="T7" style:family="text">
      <style:text-properties fo:font-weight="normal" officeooo:rsid="0012d4e9" style:font-weight-asian="normal" style:font-weight-complex="normal"/>
    </style:style>
    <style:style style:name="T8" style:family="text">
      <style:text-properties fo:font-weight="normal" officeooo:rsid="00211888" style:font-weight-asian="normal" style:font-weight-complex="normal"/>
    </style:style>
    <style:style style:name="T9" style:family="text">
      <style:text-properties fo:font-weight="normal" officeooo:rsid="0020d88a" style:font-weight-asian="normal" style:font-weight-complex="normal"/>
    </style:style>
    <style:style style:name="T10" style:family="text">
      <style:text-properties fo:font-weight="normal" officeooo:rsid="0038a179" style:font-weight-asian="normal" style:font-weight-complex="normal"/>
    </style:style>
    <style:style style:name="T11" style:family="text">
      <style:text-properties fo:font-weight="normal" officeooo:rsid="003e2d2a" style:font-weight-asian="normal" style:font-weight-complex="normal"/>
    </style:style>
    <style:style style:name="T12" style:family="text">
      <style:text-properties fo:font-weight="normal" officeooo:rsid="003e79a2" style:font-weight-asian="normal" style:font-weight-complex="normal"/>
    </style:style>
    <style:style style:name="T13" style:family="text">
      <style:text-properties fo:font-weight="normal" officeooo:rsid="00290833" style:font-weight-asian="normal" style:font-weight-complex="normal"/>
    </style:style>
    <style:style style:name="T14" style:family="text">
      <style:text-properties fo:font-weight="normal" officeooo:rsid="0043b197" style:font-weight-asian="normal" style:font-weight-complex="normal"/>
    </style:style>
    <style:style style:name="T15" style:family="text">
      <style:text-properties fo:font-weight="normal" officeooo:rsid="00230d67" style:font-weight-asian="normal" style:font-weight-complex="normal"/>
    </style:style>
    <style:style style:name="T16" style:family="text">
      <style:text-properties fo:font-weight="normal" officeooo:rsid="004d183b" style:font-weight-asian="normal" style:font-weight-complex="normal"/>
    </style:style>
    <style:style style:name="T17" style:family="text">
      <style:text-properties fo:font-weight="normal" officeooo:rsid="004e3efb" style:font-weight-asian="normal" style:font-weight-complex="normal"/>
    </style:style>
    <style:style style:name="T18" style:family="text">
      <style:text-properties officeooo:rsid="001391e7"/>
    </style:style>
    <style:style style:name="T19" style:family="text">
      <style:text-properties officeooo:rsid="0013a052"/>
    </style:style>
    <style:style style:name="T20" style:family="text">
      <style:text-properties officeooo:rsid="00141cbd"/>
    </style:style>
    <style:style style:name="T21" style:family="text">
      <style:text-properties officeooo:rsid="001d48dc"/>
    </style:style>
    <style:style style:name="T22" style:family="text">
      <style:text-properties officeooo:rsid="001f082a"/>
    </style:style>
    <style:style style:name="T23" style:family="text">
      <style:text-properties officeooo:rsid="00211888"/>
    </style:style>
    <style:style style:name="T24" style:family="text">
      <style:text-properties officeooo:rsid="00230d67"/>
    </style:style>
    <style:style style:name="T25" style:family="text">
      <style:text-properties officeooo:rsid="0025c2dd"/>
    </style:style>
    <style:style style:name="T26" style:family="text">
      <style:text-properties officeooo:rsid="00290833"/>
    </style:style>
    <style:style style:name="T27" style:family="text">
      <style:text-properties officeooo:rsid="004255c4"/>
    </style:style>
    <style:style style:name="T28" style:family="text">
      <style:text-properties officeooo:rsid="0043b197"/>
    </style:style>
    <style:style style:name="T29" style:family="text">
      <style:text-properties officeooo:rsid="00444c21"/>
    </style:style>
    <style:style style:name="T30" style:family="text">
      <style:text-properties officeooo:rsid="004d183b"/>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USE CASES:</text:p>
      <text:p text:style-name="P15"/>
      <text:list xml:id="list2279458576600269372" text:style-name="L1">
        <text:list-item>
          <text:p text:style-name="P26">TESTING MODE – UPLOAD BOT</text:p>
        </text:list-item>
        <text:list-item>
          <text:p text:style-name="P26">TESTING MODE – EDIT CODE</text:p>
        </text:list-item>
        <text:list-item>
          <text:p text:style-name="P27">TESTING MODE – PUBLIC BOT</text:p>
        </text:list-item>
        <text:list-item>
          <text:p text:style-name="P27">TESTING MODE – PRELOADED BOT</text:p>
        </text:list-item>
        <text:list-item>
          <text:p text:style-name="P27">TESTING MODE – NEXT TURN</text:p>
        </text:list-item>
        <text:list-item>
          <text:p text:style-name="P27">TESTING MODE – UNDO</text:p>
        </text:list-item>
        <text:list-item>
          <text:p text:style-name="P27">PLAYBACK MODE – RETRIEVE DATA</text:p>
        </text:list-item>
        <text:list-item>
          <text:p text:style-name="P27">PLAYBACK MODE – <text:span text:style-name="T18">REPLAYING MATCH</text:span></text:p>
        </text:list-item>
      </text:list>
      <text:p text:style-name="P14"/>
      <text:p text:style-name="P14"/>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5"/>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3"/>
      <text:p text:style-name="P24"/>
      <text:p text:style-name="P1">USE CASE: <text:span text:style-name="T1">TESTING MODE – UPLOAD BOT</text:span></text:p>
      <text:p text:style-name="P1"/>
      <text:p text:style-name="P1">BASIC COURSE:</text:p>
      <text:p text:style-name="P1"/>
      <text:p text:style-name="P16"><text:span text:style-name="T20">The Testing Arena Webpage displays the Player Tab for a specific player.</text:span> The user selects the Upload File radio button. <text:span text:style-name="T21">The Testing Arena Webpage displays the file upload menu. </text:span>The <text:span text:style-name="T19">U</text:span>ser clicks on the <text:span text:style-name="T21">Browse</text:span> button. The <text:span text:style-name="T19">U</text:span>ser selects their file from the file explorer then clicks <text:span text:style-name="T19">OK.</text:span> The <text:span text:style-name="T19">U</text:span>ser clicks on the Upload Bot button. The <text:span text:style-name="T19">Bot Uploader confirms the file selected is a Java file with a size not exceeding the file size limit. The Bot Uploader uploads the file to the Server. The Server stores the file in the Bot Database. The Bot Database sends the Server the Bot ID upon successful upload. The Server sends the confirmation message and the Bot ID to the Testing Arena Webpage.</text:span></text:p>
      <text:p text:style-name="P1"/>
      <text:p text:style-name="P1">ALTERNATE COURSES:</text:p>
      <text:p text:style-name="P1"/>
      <text:p text:style-name="P3">No file is selected: <text:span text:style-name="T2">The </text:span><text:span text:style-name="T1">Testing Arena</text:span><text:span text:style-name="T2"> Webpage displays an error stating that no file was selected.</text:span></text:p>
      <text:p text:style-name="P3"/>
      <text:p text:style-name="P3">The file selected is not a Java file: <text:span text:style-name="T2">The </text:span><text:span text:style-name="T1">Testing Arena</text:span><text:span text:style-name="T2"> Webpage displays an error stating that the selected file is not a Java file.</text:span></text:p>
      <text:p text:style-name="P3"/>
      <text:p text:style-name="P13">File selected is exceeds the file size limit: <text:span text:style-name="T1">The </text:span><text:span text:style-name="T4">Testing Arena</text:span><text:span text:style-name="T1"> Webpage displays an error stating that the selected file exceeds the file size limit.</text:span></text:p>
      <text:p text:style-name="P13"/>
      <text:p text:style-name="P11">The Testing Mode Controller doesn't receive a response within a specified time: <text:span text:style-name="T1">The Testing Arena Webpage displays an error.</text:span></text:p>
      <text:p text:style-name="P3"/>
      <text:p text:style-name="P3">Error occurred while storing the Bot in the Bot Database:<text:span text:style-name="T1"> </text:span><text:span text:style-name="T2">The Bot Database sends the Server an error message indicating the error that occurred. <text:s/>The Server </text:span><text:span text:style-name="T5">send</text:span><text:span text:style-name="T2">s the error message to the </text:span><text:span text:style-name="T1">Testing Arena</text:span><text:span text:style-name="T2"> Webpage. </text:span><text:span text:style-name="T6">The Testing Arena Webpage then displays the error.</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5">USE CASE: <text:span text:style-name="T1">TESTING MODE – EDIT CODE</text:span></text:p>
      <text:p text:style-name="P5"/>
      <text:p text:style-name="P6">BASIC COURSE: </text:p>
      <text:p text:style-name="P5"/>
      <text:p text:style-name="P17"><text:span text:style-name="T20">The Testing Arena Webpage displays the Player Tab for a specific player.</text:span> The user selects the <text:span text:style-name="T22">Edit</text:span> <text:span text:style-name="T22">Code</text:span> radio button. <text:span text:style-name="T21">The Testing Arena Webpage displays the Edit Code menu. The user types their code into the Code Editor.</text:span> The <text:span text:style-name="T19">U</text:span>ser clicks on the Upload Bot button. The <text:span text:style-name="T19">Bot Uploader confirms the text in the Code Editor does not exceed the file size limit. The Bot Uploader uploads the text as a string to the Server. The Server stores the text as a Java file in the Bot Database. The Bot Database sends the Server the Bot ID upon successful upload. The Server sends the confirmation message and the Bot ID to the Testing Arena Webpage.</text:span></text:p>
      <text:p text:style-name="P5"/>
      <text:p text:style-name="P5">ALTERNATE COURSES:</text:p>
      <text:p text:style-name="P5"/>
      <text:p text:style-name="P7">Code <text:span text:style-name="T23">E</text:span>ditor is empty: <text:span text:style-name="T1">The Testing Arena Webpage displays an error stating that the </text:span><text:span text:style-name="T8">C</text:span><text:span text:style-name="T1">ode </text:span><text:span text:style-name="T8">E</text:span><text:span text:style-name="T1">ditor is empty.</text:span></text:p>
      <text:p text:style-name="P5"/>
      <text:p text:style-name="P12"><text:span text:style-name="T23">Text in Code Editor exceeds file size limit</text:span>: <text:span text:style-name="T1">The </text:span><text:span text:style-name="T4">Testing Arena</text:span><text:span text:style-name="T1"> Webpage displays an error stating that the </text:span><text:span text:style-name="T8">text in the Code Editor</text:span><text:span text:style-name="T1"> exceeds the file size limit.</text:span></text:p>
      <text:p text:style-name="P12"/>
      <text:p text:style-name="P11">The Testing Mode Controller doesn't receive a response within a specified time: <text:span text:style-name="T1">The Testing Arena Webpage displays an error.</text:span></text:p>
      <text:p text:style-name="P4"/>
      <text:p text:style-name="P4">Error occurred while storing the Bot in the Bot Database:<text:span text:style-name="T1"> </text:span><text:span text:style-name="T2">The Bot Database sends the Server an error message indicating the error that occurred. <text:s/>The Server </text:span><text:span text:style-name="T5">send</text:span><text:span text:style-name="T2">s the error message to the </text:span><text:span text:style-name="T1">Testing Arena</text:span><text:span text:style-name="T2"> Webpage. </text:span><text:span text:style-name="T6">The Testing Arena Webpage then displays the error.</text:span></text:p>
      <text:p text:style-name="P25">USE CASE: <text:span text:style-name="T7">TESTING MODE – PUBLIC BOT</text:span></text:p>
      <text:p text:style-name="P5"/>
      <text:p text:style-name="P5">BASIC COURSE:</text:p>
      <text:p text:style-name="P5"/>
      <text:p text:style-name="P18"><text:span text:style-name="T20">The Testing Arena Webpage displays the Player Tab for a specific player.</text:span> The user selects the <text:span text:style-name="T24">Public</text:span> <text:span text:style-name="T24">Bot</text:span> radio button. <text:span text:style-name="T21">The Testing Arena Webpage displays the Public Bot menu. </text:span>The <text:span text:style-name="T19">U</text:span>ser <text:span text:style-name="T24">types the name of the bot in the Public Bot text field</text:span>. The <text:span text:style-name="T19">U</text:span>ser clicks on the <text:span text:style-name="T24">Submit</text:span> button. <text:span text:style-name="T19">The Bot Uploader sends the name of the bot to the Server. The Server checks that the bot exists and is public in the Bot Database. The Bot Database sends the Server the Bot ID upon successfully confirming the bot exists. The Server sends the confirmation message and the Bot ID to the Testing Arena Webpage.</text:span></text:p>
      <text:p text:style-name="P5"/>
      <text:p text:style-name="P5">ALTERNATE COURSES:</text:p>
      <text:p text:style-name="P5"/>
      <text:p text:style-name="P8">Public Bot text field is empty: <text:span text:style-name="T9">The Testing Arena Webpage displays an error stating that the </text:span><text:span text:style-name="T1">Public</text:span><text:span text:style-name="T9"> </text:span><text:span text:style-name="T1">Bot text field</text:span><text:span text:style-name="T9"> is empty.</text:span></text:p>
      <text:p text:style-name="P8"/>
      <text:p text:style-name="P11">The Testing Mode Controller doesn't receive a response within a specified time: <text:span text:style-name="T1">The Testing Arena Webpage displays an error.</text:span></text:p>
      <text:p text:style-name="P21"/>
      <text:p text:style-name="P8">Bot does not exist in the Bot Database: <text:span text:style-name="T2">The Bot Database sends the Server an error message indicating the </text:span><text:span text:style-name="T1">bot does not exist in the Bot Database</text:span><text:span text:style-name="T2">. The Server </text:span><text:span text:style-name="T5">send</text:span><text:span text:style-name="T2">s the error message to the </text:span><text:span text:style-name="T4">Testing Arena</text:span><text:span text:style-name="T2"> Webpage. </text:span><text:span text:style-name="T6">The Testing Arena Webpage then displays the error.</text:span></text:p>
      <text:p text:style-name="P8"/>
      <text:p text:style-name="P8">Bot <text:span text:style-name="T25">specified is not set to public:</text:span> <text:span text:style-name="T2">The Bot Database sends the Server an error message indicating the </text:span><text:span text:style-name="T1">bot is not set to public in the Bot Database</text:span><text:span text:style-name="T2">. The Server </text:span><text:span text:style-name="T5">send</text:span><text:span text:style-name="T2">s the error message to the </text:span><text:span text:style-name="T4">Testing Arena</text:span><text:span text:style-name="T2"> Webpage. </text:span><text:span text:style-name="T6">The Testing Arena Webpage then displays the error.</text:span></text:p>
      <text:p text:style-name="P8"/>
      <text:p text:style-name="P8"/>
      <text:p text:style-name="P8"/>
      <text:p text:style-name="P8"/>
      <text:p text:style-name="P8"/>
      <text:p text:style-name="P8"/>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25">USE CASE: <text:span text:style-name="T7">TESTING MODE – PRELOADED BOT</text:span></text:p>
      <text:p text:style-name="P5"/>
      <text:p text:style-name="P5">BASIC COURSE:</text:p>
      <text:p text:style-name="P5"/>
      <text:p text:style-name="P19"><text:span text:style-name="T20">The Testing Arena Webpage displays the Player Tab for a specific player.</text:span> The user selects the <text:span text:style-name="T25">Preloaded</text:span> <text:span text:style-name="T24">Bot</text:span> radio button. <text:span text:style-name="T21">The Testing Arena Webpage displays the Preloaded Bot menu. </text:span>The <text:span text:style-name="T19">U</text:span>ser <text:span text:style-name="T25">selects the bot in the Preloaded Bot drop down menu</text:span>. The <text:span text:style-name="T19">U</text:span>ser clicks on the <text:span text:style-name="T24">Submit</text:span> button. <text:span text:style-name="T19">The Bot Uploader sends the name of the bot to the Server. The Server checks that the bot exists and is public in the Bot Database. The Bot Database sends the Server the Bot ID upon successfully confirming the bot exists. The Server sends the confirmation message and the Bot ID to the Testing Arena Webpage.</text:span></text:p>
      <text:p text:style-name="P5"/>
      <text:p text:style-name="P5">ALTERNATE COURSES:</text:p>
      <text:p text:style-name="P5"/>
      <text:p text:style-name="P9">No preloaded bot is selected: <text:span text:style-name="T1">The Testing Arena Webpage displays an error stating that no preloaded bot was selected.</text:span></text:p>
      <text:p text:style-name="P9"/>
      <text:p text:style-name="P11">The Testing Mode Controller doesn't receive a response within a specified time: <text:span text:style-name="T1">The Testing Arena Webpage displays an error.</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25">USE CASE: <text:span text:style-name="T7">TESTING MODE – NEXT TURN</text:span></text:p>
      <text:p text:style-name="P5"/>
      <text:p text:style-name="P5">BASIC COURSE:</text:p>
      <text:p text:style-name="P5"/>
      <text:p text:style-name="P22">The Testing Arena Webpage displays the Game Display Tab <text:span text:style-name="T27">and the match has not ended</text:span>. <text:span text:style-name="T26">The Game Display Window displays the last available Game State. The user clicks on the Next Turn button. The Testing Mode Controller sends the user's request to the Server, including the turn number and bot ID of the current turn. The Testing Mode Controller disables all input and waits for a response. The Server sends the request to the Game Evaluation Engine. The Server then waits until the next turn has been evaluated and stored in the Game State Database. The Server then retrieves the turn changes from the Game State Database. The Server then sends the turn changes to the Testing Arena Webpage. The Testing Arena Webpage then passes the turn changes to the Game Display Module. The Game Display Module then saves the turn changes. The Game Display Module then displays the turn using the Game Display Window. The Game Display Module also updates the Status Table appropriately.</text:span></text:p>
      <text:p text:style-name="P5"/>
      <text:p text:style-name="P5">ALTERNATE COURSES:</text:p>
      <text:p text:style-name="P5"/>
      <text:p text:style-name="P10">The Testing Mode Controller doesn't receive a response within a specified time: <text:span text:style-name="T1">The Testing Arena Webpage displays an error.</text:span></text:p>
      <text:p text:style-name="P10"/>
      <text:p text:style-name="P32">The Game Evaluation Engine stores an error state: <text:span text:style-name="T1">The Game Display Module displays the error message </text:span><text:span text:style-name="T11">stored</text:span><text:span text:style-name="T1"> </text:span><text:span text:style-name="T10">in the turn </text:span><text:span text:style-name="T12">changes </text:span><text:span text:style-name="T13">using the </text:span><text:span text:style-name="T12">Status Table</text:span><text:span text:style-name="T1">.</text:span></text:p>
      <text:p text:style-name="P33"/>
      <text:p text:style-name="P25">USE CASE: <text:span text:style-name="T7">TESTING MODE – UNDO</text:span></text:p>
      <text:p text:style-name="P5"/>
      <text:p text:style-name="P5">BASIC COURSE: </text:p>
      <text:p text:style-name="P5"/>
      <text:p text:style-name="P28">The Testing Arena Webpage displays the Game Display Tab <text:span text:style-name="T27">and it is not on the first turn</text:span>. <text:span text:style-name="T26">The Game Display Window displays the last available Game State. The user clicks on the Undo button. The Testing Mode Controller then sends a message to the Game Display Module indicating that it needs to undo a turn. The Testing Mode Controller then restores the previous Game State and deletes the turn changes for the most recent turn. </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25">USE CASE: <text:span text:style-name="T7">PLAYBACK MODE – RETRIEVE DATA</text:span></text:p>
      <text:p text:style-name="P5"/>
      <text:p text:style-name="P5">BASIC COURSE:</text:p>
      <text:p text:style-name="P5"/>
      <text:p text:style-name="P29">The user navigates to the Playback Mode Webpage. The Playback Mode Webpage retrieves the Match ID from the query string in the web URL. The Playback Mode Webpage sends a request to the Server with the Match ID. The Server re<text:span text:style-name="T28">quests</text:span> the complete match data (the game initialization message and turns array) from the Game State Database. <text:span text:style-name="T28">The Game State Database then retrieves the complete match data and sends it to the Server.</text:span> The Server then sends the <text:span text:style-name="T29">match </text:span>data to the Playback Mode Webpage. <text:span text:style-name="T28">The Playback Mode Webpage then passes the match data to the Game Display Module. </text:span>The Game Display Module saves the match data. The Game Display Module displays the initial Game State.</text:p>
      <text:p text:style-name="P5"/>
      <text:p text:style-name="P5">ALTERNATE COURSES:</text:p>
      <text:p text:style-name="P5"/>
      <text:p text:style-name="P34">The <text:span text:style-name="T28">Playback Mode Webpage </text:span>doesn't receive a response within a specified time: <text:span text:style-name="T1">The </text:span><text:span text:style-name="T14">Playback Mode</text:span><text:span text:style-name="T1"> Webpage displays an error.</text:span></text:p>
      <text:p text:style-name="P34"/>
      <text:p text:style-name="P35">The specified match does not exist in the Game State Database: <text:span text:style-name="T2">The </text:span><text:span text:style-name="T1">Game State</text:span><text:span text:style-name="T2"> Database sends the Server an error message indicating the </text:span><text:span text:style-name="T1">match</text:span><text:span text:style-name="T15"> does not exist in the </text:span><text:span text:style-name="T1">Game State</text:span><text:span text:style-name="T15"> Database</text:span><text:span text:style-name="T2">. The Server </text:span><text:span text:style-name="T5">send</text:span><text:span text:style-name="T2">s the error message to the </text:span><text:span text:style-name="T1">Playback Mode</text:span><text:span text:style-name="T2"> Webpage. </text:span><text:span text:style-name="T6">The </text:span><text:span text:style-name="T1">Playback Mode</text:span><text:span text:style-name="T6"> Webpage then displays the error.</text:span></text:p>
      <text:p text:style-name="P5"/>
      <text:p text:style-name="P36"><text:span text:style-name="T28">Query string</text:span> is empty: <text:span text:style-name="T9">The </text:span><text:span text:style-name="T14">Playback Mode</text:span><text:span text:style-name="T9"> Webpage displays an error stating that the </text:span><text:span text:style-name="T14">query string is empty.</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25">USE CASE: <text:span text:style-name="T7">PLAYBACK MODE – </text:span><text:span text:style-name="T3">REPLAYING MATCH</text:span></text:p>
      <text:p text:style-name="P5"/>
      <text:p text:style-name="P5">BASIC COURSE:</text:p>
      <text:p text:style-name="P5"/>
      <text:p text:style-name="P30">The Playback Mode Webpage has loaded a full match. The User clicks on the Play button. The Game Display Module begins animating the match starting from the current turn and ending with the final turn.</text:p>
      <text:p text:style-name="P5"/>
      <text:p text:style-name="P5">ALTERNATE COURSES:</text:p>
      <text:p text:style-name="P5"/>
      <text:p text:style-name="P37">User clicks on the Go To Start button: <text:span text:style-name="T16">The Game Display Module pauses the game and displays the first turn.</text:span></text:p>
      <text:p text:style-name="P37"/>
      <text:p text:style-name="P37">User clicks on the Step Back One Turn button: <text:span text:style-name="T16">The Game Display Module pauses the game and displays the previous turn.</text:span></text:p>
      <text:p text:style-name="P37"/>
      <text:p text:style-name="P37">User clicks on the Pause button: <text:span text:style-name="T16">The Game Display Module pauses the game.</text:span></text:p>
      <text:p text:style-name="P37"/>
      <text:p text:style-name="P37">User clicks on the Step Forward One Turn button: <text:span text:style-name="T16">The Game Display Module pauses the game and displays the next turn.</text:span></text:p>
      <text:p text:style-name="P37"/>
      <text:p text:style-name="P37">User clicks on the Go To End button: <text:span text:style-name="T16">The Game Display Module pauses the game and displays the last turn.</text:span></text:p>
      <text:p text:style-name="P5"/>
      <text:p text:style-name="P38">User moves the speed slider: <text:span text:style-name="T16">The </text:span><text:span text:style-name="T17">Game Display Module</text:span><text:span text:style-name="T16"> changes the speed multipli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6T15:14:30.928789488</meta:creation-date>
    <dc:date>2016-03-17T15:11:09.802421009</dc:date>
    <meta:editing-duration>PT3H30M21S</meta:editing-duration>
    <meta:editing-cycles>55</meta:editing-cycles>
    <meta:generator>LibreOffice/4.2.8.2$Linux_X86_64 LibreOffice_project/420m0$Build-2</meta:generator>
    <meta:document-statistic meta:table-count="0" meta:image-count="0" meta:object-count="0" meta:page-count="9" meta:paragraph-count="66" meta:word-count="1604" meta:character-count="9339" meta:non-whitespace-character-count="7788"/>
  </office:meta>
</office:document-meta>
</file>